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04dbde" officeooo:paragraph-rsid="0004dbde"/>
    </style:style>
    <style:style style:name="P2" style:family="paragraph" style:parent-style-name="Standard">
      <style:text-properties style:font-name="FreeMono" fo:font-size="10pt" officeooo:rsid="0004dbde" officeooo:paragraph-rsid="0004dbde" style:font-size-asian="8.75pt" style:font-size-complex="10pt"/>
    </style:style>
    <style:style style:name="P3" style:family="paragraph" style:parent-style-name="Standard" style:master-page-name="">
      <loext:graphic-properties draw:fill="none"/>
      <style:paragraph-properties fo:margin-left="0.4cm" fo:margin-right="0cm" fo:text-indent="0.7cm" style:auto-text-indent="false" style:page-number="auto" fo:background-color="transparent"/>
      <style:text-properties style:font-name="FreeMono" fo:font-size="10pt" officeooo:rsid="0004dbde" officeooo:paragraph-rsid="0004dbde" style:font-size-asian="8.75pt" style:font-size-complex="10pt"/>
    </style:style>
    <style:style style:name="P4" style:family="paragraph" style:parent-style-name="Standard">
      <loext:graphic-properties draw:fill="none"/>
      <style:paragraph-properties fo:margin-left="0.4cm" fo:margin-right="0cm" fo:text-indent="0.7cm" style:auto-text-indent="false" fo:background-color="transparent"/>
      <style:text-properties style:font-name="FreeMono" fo:font-size="10pt" officeooo:rsid="0006cd8e" officeooo:paragraph-rsid="0006cd8e" style:font-size-asian="8.75pt" style:font-size-complex="10pt"/>
    </style:style>
    <style:style style:name="P5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font-name="FreeMono" fo:font-size="10pt" officeooo:rsid="0004dbde" officeooo:paragraph-rsid="0004dbde" style:font-size-asian="8.75pt" style:font-size-complex="10pt"/>
    </style:style>
    <style:style style:name="P6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style:font-name="FreeMono" fo:font-size="10pt" fo:font-weight="normal" officeooo:rsid="0004dbde" officeooo:paragraph-rsid="0004dbde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.4cm" fo:margin-right="0cm" fo:text-indent="0.7cm" style:auto-text-indent="false" fo:background-color="transparent"/>
      <style:text-properties style:font-name="FreeMono" fo:font-size="10pt" fo:font-weight="normal" officeooo:rsid="00061882" officeooo:paragraph-rsid="0004dbde" style:font-size-asian="8.75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.4cm" fo:margin-right="0cm" fo:text-indent="0.7cm" style:auto-text-indent="false" fo:background-color="transparent"/>
      <style:text-properties style:font-name="FreeMono" fo:font-size="10pt" fo:font-weight="normal" officeooo:rsid="00061882" officeooo:paragraph-rsid="00061882" style:font-size-asian="8.75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.4cm" fo:margin-right="0cm" fo:text-indent="0.7cm" style:auto-text-indent="false" fo:background-color="transparent"/>
      <style:text-properties style:font-name="FreeMono" fo:font-size="10pt" fo:font-weight="normal" officeooo:rsid="0006cd8e" officeooo:paragraph-rsid="0006cd8e" style:font-size-asian="8.75pt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0.4cm" fo:margin-right="0cm" fo:text-indent="0.7cm" style:auto-text-indent="false" fo:background-color="transparent"/>
      <style:text-properties style:font-name="FreeMono" fo:font-size="10pt" fo:font-weight="normal" officeooo:rsid="000765f2" officeooo:paragraph-rsid="000765f2" style:font-size-asian="8.75pt" style:font-weight-asian="normal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.4cm" fo:margin-right="0cm" fo:text-indent="0.7cm" style:auto-text-indent="false" fo:background-color="transparent"/>
      <style:text-properties style:font-name="FreeMono" fo:font-size="10pt" fo:font-weight="normal" officeooo:rsid="000765f2" officeooo:paragraph-rsid="0006cd8e" style:font-size-asian="8.75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.4cm" fo:margin-right="0cm" fo:text-indent="0.7cm" style:auto-text-indent="false" fo:background-color="transparent"/>
      <style:text-properties style:font-name="FreeMono" fo:font-size="10pt" fo:font-weight="normal" officeooo:rsid="0008d639" officeooo:paragraph-rsid="0008d639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1882" style:font-weight-asian="normal" style:font-weight-complex="normal"/>
    </style:style>
    <style:style style:name="T4" style:family="text">
      <style:text-properties fo:font-weight="normal" officeooo:rsid="000765f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JS COURSE!!!</text:p>
      <text:p text:style-name="P1"/>
      <text:p text:style-name="P2">What is Node.js??</text:p>
      <text:p text:style-name="P5">It is a <text:span text:style-name="T1">Runtime JavaSript… </text:span><text:span text:style-name="T2">(proprably same shit as Jquery + ajax).</text:span></text:p>
      <text:p text:style-name="P6"/>
      <text:p text:style-name="P3"><text:span text:style-name="T2">*** </text:span><text:span text:style-name="T3">javaspript = language used on a browser and manipulates your DOM documents. Iteraction with teh page after is being loaded.</text:span></text:p>
      <text:p text:style-name="P7"/>
      <text:p text:style-name="P8">Node.js is “different version os javascript” it allows you use javaspript at SERVER (back end).</text:p>
      <text:p text:style-name="P8">- Utiliza V8 que seria um engine que “converte” o javaspript para ser rodado no servidor como java… v8 utiliza C++…</text:p>
      <text:p text:style-name="P8"/>
      <text:p text:style-name="P8"/>
      <text:p text:style-name="P4"><text:span text:style-name="T2"><text:s/></text:span><text:span text:style-name="T4">1 -</text:span><text:span text:style-name="T2">REPL is a way of executing node js</text:span></text:p>
      <text:p text:style-name="P9"/>
      <text:p text:style-name="P9">stands for -</text:p>
      <text:p text:style-name="P9"/>
      <text:p text:style-name="P9">Read → input user;</text:p>
      <text:p text:style-name="P9">Eval → Evaluate user input;</text:p>
      <text:p text:style-name="P9">Print → print output</text:p>
      <text:p text:style-name="P9">Loop → wait for new input;</text:p>
      <text:p text:style-name="P4"><text:span text:style-name="T2">*** </text:span><text:span text:style-name="T4">This way is to be executed at System Terminal!!! </text:span></text:p>
      <text:p text:style-name="P10">Linux tem que digitar $ node para entrar, e .exit para sair.</text:p>
      <text:p text:style-name="P10"/>
      <text:p text:style-name="P10"/>
      <text:p text:style-name="P10">2- Run nodejs code..</text:p>
      <text:p text:style-name="P10"><text:tab/>execute files..</text:p>
      <text:p text:style-name="P10"/>
      <text:p text:style-name="P10"/>
      <text:p text:style-name="P10"/>
      <text:p text:style-name="P12">var is deprecated… using ‘let’</text:p>
      <text:p text:style-name="P12"/>
      <text:p text:style-name="P12">let → also creates a variable, scope is more limited than ‘var’. </text:p>
      <text:p text:style-name="P12"/>
      <text:p text:style-name="P12">Const → Variable that never changes.</text:p>
      <text:p text:style-name="P12"/>
      <text:p text:style-name="P12"/>
      <text:p text:style-name="P12"/>
      <text:p text:style-name="P12">*** Understanding arrow functions….</text:p>
      <text:p text:style-name="P12"><text:tab/></text:p>
      <text:p text:style-name="P12"/>
      <text:p text:style-name="P10"/>
      <text:p text:style-name="P10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41cm" fo:margin-right="2.5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1:42:27.191427664</meta:creation-date>
    <dc:date>2020-11-05T08:39:40.383449821</dc:date>
    <meta:editing-duration>P1DT19H23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61" meta:character-count="894" meta:non-whitespace-character-count="748"/>
  </office:meta>
</office:document-meta>
</file>